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rabalho de Inteligência Artificial I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imulador de Competição entre Empresas no Mercad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resentação</text:p>
              </text:list-item>
              <text:list-item>
                <text:p>Descrição e Modelagem</text:p>
              </text:list-item>
              <text:list-item>
                <text:p>Plataforma</text:p>
              </text:list-item>
              <text:list-item>
                <text:p>Técnica de IA</text:p>
              </text:list-item>
              <text:list-item>
                <text:p>O Simulador</text:p>
              </text:list-item>
              <text:list-item>
                <text:p>Imag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Universidade: Universidade Estadual de Maringá (UEM)</text:p>
                <text:p>Curso: Ciência da Computação – UEM</text:p>
                <text:p>Disciplina: Inteligência Artificial I</text:p>
                <text:p>Trabalho: Simulador de Competição entre Empresas no Mercado</text:p>
                <text:p>Repositório: <text:a xlink:href="https://github.com/Pedr0Rocha/IA" xlink:type="simple">https://github.com/Pedr0Rocha/IA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Equipe:</text:p>
                <text:list>
                  <text:list-header>
                    <text:p>Pedro Vitor Queiroz Rocha – RA 68740</text:p>
                    <text:p>Arthur Manuel Bandeira – RA</text:p>
                    <text:p>Marcos Felipe Vieira Pereira - RA</text:p>
                  </text:list-header>
                </text:list>
                <text:p>Professor:</text:p>
                <text:list>
                  <text:list-header>
                    <text:p>Wagner Igarashi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O programa desenvolvido simula uma competição por clientes e lucro entre duas empresas.</text:p>
                <text:p>O simulador pode ser visto como um jogo, já que cada empresa toma decisões em forma de turnos e o sistema analisa as jogadas, formando uma rodada completa.</text:p>
                <text:p>Há 3 modos de jogo, pessoa vs pessoa, pessoa vs computador e computador vs computador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Regras:</text:p>
                <text:p>A rodada (contabilizada em meses) é feita em 3 turnos: jogador 1, jogador 2 e sistema. </text:p>
                <text:p>Cada jogador altera as variáveis em seu turno, e, após ambas jogadas, o sistema avalia as mudanças e investimentos e retorna um resultado baseado em fórmulas, calculando a demanda do mercado, as vendas e lucros de cada empresa.</text:p>
                <text:p>O jogador ganhador será o que tem mais dinheiro na última rodada. Caso um jogador tenha prejuízo por 3 meses seguidos, este jogador perde o jogo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Modelagem:</text:p>
                <text:p>As configurações iniciais do jogo são escolhidas logo após o modo de jogo. Há três variáveis principais e que são compartilhadas entre os jogadores:</text:p>
              </text:list-header>
              <text:list-item>
                <text:p>Ramo do Negócio</text:p>
                <text:list>
                  <text:list-header>
                    <text:p>O ramo do negócio define os tipos de estruturas e produtos que estarão no jogo.</text:p>
                  </text:list-header>
                </text:list>
              </text:list-item>
              <text:list-item>
                <text:p>Investimento Inicial</text:p>
                <text:list>
                  <text:list-header>
                    <text:p>Dinheiro inicial disponível para cada empresa no começo do jogo. Este dinheiro é usado para comprar a primeira estrutura. </text:p>
                  </text:list-header>
                </text:list>
              </text:list-item>
              <text:list-item>
                <text:p>Meses até final do jogo</text:p>
                <text:list>
                  <text:list-header>
                    <text:p>Total de rodadas até o final do jogo. Uma rodada é concluída após o turno de ambos jogadores e do sistema.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As configurações de cada jogador são escolhidas e alteradas a cada rodada. Suas variáveis são:</text:p>
              </text:list-header>
              <text:list-item>
                <text:p>Estrutura</text:p>
                <text:list>
                  <text:list-header>
                    <text:p>Estruturas tem 3 níveis. Cada estrutura produz certos produtos e quantidade por mês dos mesmos de acordo com seu nível. Toda estrutura tem um preço e gasto fixo por mês (luz, água, serviços de internet e telefonia, etc).</text:p>
                  </text:list-header>
                </text:list>
              </text:list-item>
              <text:list-item>
                <text:p>Produtos</text:p>
                <text:list>
                  <text:list-header>
                    <text:p>Produtos estarão disponíveis para produção de acordo com a estrutura usada. Cada produto tem um custo de produção fixo, preço de venda e quantidade a ser produzida no mês.</text:p>
                  </text:list-header>
                </text:list>
              </text:list-item>
              <text:list-item>
                <text:p>Estoque</text:p>
                <text:list>
                  <text:list-header>
                    <text:p>Todo produto produzido pela empresa é guardado no estoque até ser vendido. O estoque contem os produtos, quantidade e preço de cada um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asto com Propaganda</text:p>
                <text:list>
                  <text:list-header>
                    <text:p>O gasto com propaganda é definido como baixo, médio e alto. Os custos são relacionados ao valor total do estoque do jogador, já que a propaganda é feita de todos os produtos simultaneamente. O gasto influencia no cálculo do custo benefício de cada produto feito pelo sistema e também na quantidade de pessoas interessadas no ramo do negócio.</text:p>
                  </text:list-header>
                </text:list>
              </text:list-item>
              <text:list-item>
                <text:p>Gasto com Pesquisa de Mercado</text:p>
                <text:list>
                  <text:list-header>
                    <text:p>O gasto com pesquisa de mercado é similar ao gasto com propaganda, também dividido em baixo, médio e alto. Influencia no cálculo do custo benefício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O turno do sistema é dividido em uma série de cálculos para determinar os resultados da rodada. </text:p>
                <text:p>Primeiramente o sistema calcula a quantidade de pessoas interessadas no produto e a demanda do mercado. A fórmula usada é baseada no gasto em propaganda de ambas empresas atuando sobre uma população de consumidores fixa. O peso do gasto em propaganda de cada empresa é o mesmo na equação, ou seja, uma empresa pode se beneficiar da propaganda da outra.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Após calcular a quantidade de pessoas interessadas no ramo de atividade das empresas, o sistema irá calcular a demanda do mercado. </text:p>
                <text:p>Dentre as pessoas interessadas, quais estão interessadas em cada produto deste ramo de atividade. Uma equação é usada para tal cálculo, cada produto tem um peso de acordo com o seu preço e estrutura necessária para produção. </text:p>
                <text:p>Produtos baratos e que podem ser produzidos em grandes quantidades possuem um peso maior, ou seja, possui maior clientela. Produtos caros e complexos tem um peso pequeno, um número menor de pessoas estarão interessadas neste tipo de produt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om a demanda do mercado definida, o próximo passo do sistema é calcular as vendas de cada empresa. </text:p>
                <text:p>O sistema verifica o estoque de cada empresa procurando por produtos que tenham clientes interessados. Conforme o sistema varre o estoque dos jogadores, ele calcula o custo benefício de cada produto usando uma equação. A equação consiste em uma relação do preço de venda com o preço de produção multiplicados por fatores de venda, como o gasto em propaganda e pesquisa, cada um com seu peso.</text:p>
                <text:p>O custo benefício do produto definirá qual empresa vende determinado produto para um consumidor indeciso. Caso apenas uma empresa tenha o produto desejado pelo consumidor em estoque, não há competição.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om os estoques atualizados e produtos vendidos, o sistema calcula os lucros e dinheiro final do turno de cada empresa.</text:p>
                <text:p>O lucro é calculado basicamente usando a quantidade dos produtos vendidos multiplicado pelo preço de venda definido. </text:p>
                <text:p>O dinheiro final do turno leva em conta todas as variáveis até então, custo de produção do estoque inteiro, gasto fixo da estrutura usada, gasto com propaganda e pesquisa e lucro com vendas.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Este processo se repete até a rodada final, onde o jogador com mais dinheiro é o ganhador. A cada rodada o jogador pode alterar e melhorar suas variáveis, montando sua própria estratégi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tafo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O computador usado foi um Windows 10, processador i7, 4gb de RAM e GeForce 630M.</text:p>
                <text:p>O simulador foi desenvolvido na linguagem Java e o controle de versão foi feito em um repositório no Github (<text:a xlink:href="https://github.com/Pedr0Rocha/IA" xlink:type="simple">link para repositório</text:a>)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écnica de IA Implement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A técnica implementada foi a busca competitiva chamada Minimax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Simul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O simulador pode ser executado através da linha de comando 'java jar arquivo.jar'</text:p>
                <text:p>Uma interface abrirá com as escolhas do tipo de jogo e a partir dai a simulação começa.</text:p>
                <text:p>A versão desenvolvida não possui interface gráfica em todas as telas, os turnos e configurações são feitos através do conso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la inicial do jogo</text:p>
              </text:list-item>
              <text:list-item>
                <text:p>Protótipo da tela de configurações</text:p>
              </text:list-item>
              <text:list-item>
                <text:p>Protótipo da tela do jogo</text:p>
              </text:list-item>
              <text:list-item>
                <text:p>Tela do jogo no console</text:p>
              </text:list-item>
              <text:list-item>
                <text:p>Tela de configurações no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01:05:21.108000000</meta:creation-date>
    <dc:date>2016-06-12T02:28:25.662000000</dc:date>
    <meta:editing-duration>PT32M52S</meta:editing-duration>
    <meta:editing-cycles>4</meta:editing-cycles>
    <meta:generator>LibreOffice/5.0.5.2$Windows_x86 LibreOffice_project/55b006a02d247b5f7215fc6ea0fde844b30035b3</meta:generator>
    <meta:document-statistic meta:object-count="97"/>
  </office:meta>
</office:document-meta>
</file>